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bookmark text:name="m_-1984626958156210018gmail-what-are-architecture-principles"/>What are Architecture Principles?</text:h>
      <text:p text:style-name="Text_20_body">If we ask <text:a xlink:type="simple" xlink:href="http://www.eoinwoods.info/?ref=workingsoftware.dev" office:target-frame-name="_blank" xlink:show="new" text:style-name="Internet_20_link" text:visited-style-name="Visited_20_Internet_20_Link">Eoin Woods</text:a> (Author of the books <text:a xlink:type="simple" xlink:href="https://www.viewpoints-and-perspectives.info/?ref=workingsoftware.dev" office:target-frame-name="_blank" xlink:show="new" text:style-name="Internet_20_link" text:visited-style-name="Visited_20_Internet_20_Link">Software Systems Architecture</text:a>, <text:a xlink:type="simple" xlink:href="https://continuousarchitecture.com/?ref=workingsoftware.dev" office:target-frame-name="_blank" xlink:show="new" text:style-name="Internet_20_link" text:visited-style-name="Visited_20_Internet_20_Link">Continuous Architecture in Practice</text:a>, and <text:a xlink:type="simple" xlink:href="https://www.oreilly.com/library/view/software-architecture-metrics/9781098112226/?ref=workingsoftware.dev" office:target-frame-name="_blank" xlink:show="new" text:style-name="Internet_20_link" text:visited-style-name="Visited_20_Internet_20_Link">Software Architecture Metrics</text:a>) what architecture principles are, he explains the architecture principle as follows: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31T22:02:48.864606564</meta:creation-date>
    <dc:date>2023-05-31T22:04:28.539591916</dc:date>
    <meta:editing-duration>PT1M40S</meta:editing-duration>
    <meta:editing-cycles>1</meta:editing-cycles>
    <meta:document-statistic meta:table-count="0" meta:image-count="0" meta:object-count="0" meta:page-count="1" meta:paragraph-count="2" meta:word-count="35" meta:character-count="262" meta:non-whitespace-character-count="229"/>
    <meta:generator>LibreOffice/6.4.7.2$Linux_X86_64 LibreOffice_project/40$Build-2</meta:generator>
  </office:meta>
</office:document-meta>
</file>